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font-style-complex="italic"/>
    </style:style>
    <style:style style:name="P2" style:family="paragraph" style:parent-style-name="Standard">
      <style:paragraph-properties fo:text-align="start" style:justify-single-word="false"/>
      <style:text-properties style:use-window-font-color="true" fo:font-size="12pt" fo:language="en" fo:country="GB" style:font-name-asian="Times New Roman" style:font-size-asian="10.5pt" style:language-asian="zxx" style:country-asian="none" style:font-name-complex="Times New Roman" style:font-size-complex="12pt" style:language-complex="ar" style:country-complex="SA" style:font-style-complex="italic"/>
    </style:style>
    <style:style style:name="P3" style:family="paragraph" style:parent-style-name="Standard">
      <style:paragraph-properties fo:text-align="start" style:justify-single-word="false"/>
      <style:text-properties style:use-window-font-color="true" style:font-name="Arial" fo:font-size="12pt" fo:language="en" fo:country="GB" style:font-name-asian="Times New Roman" style:font-size-asian="10.5pt" style:language-asian="zxx" style:country-asian="none" style:font-name-complex="Times New Roman" style:font-size-complex="12pt" style:language-complex="ar" style:country-complex="SA" style:font-style-complex="italic"/>
    </style:style>
    <style:style style:name="P4" style:family="paragraph" style:parent-style-name="Text_20_body">
      <style:text-properties style:use-window-font-color="true" style:font-name="Times New Roman"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5" style:family="paragraph" style:parent-style-name="Standard" style:list-style-name="L1"/>
    <style:style style:name="P6" style:family="paragraph" style:parent-style-name="Text_20_body" style:master-page-name="Standard">
      <style:paragraph-properties fo:text-align="center" style:justify-single-word="false" style:page-number="auto"/>
      <style:text-properties style:use-window-font-color="true" style:font-name="Arial" fo:font-size="12pt" fo:language="en" fo:country="GB"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1" style:family="text">
      <style:text-properties style:font-name="Times-Roman" fo:font-size="10pt" style:font-name-asian="Times-Roman" style:font-size-asian="10pt" style:font-name-complex="Times-Roman" style:font-size-complex="10pt"/>
    </style:style>
    <style:style style:name="T2" style:family="text">
      <style:text-properties fo:font-size="10pt" style:font-name-asian="Times-Roman" style:font-size-asian="10pt" style:font-name-complex="Times-Roman" style:font-size-complex="10pt"/>
    </style:style>
    <style:style style:name="T3" style:family="text">
      <style:text-properties style:font-name-asian="Times-Roman" style:font-name-complex="Times-Roman"/>
    </style:style>
    <style:style style:name="T4" style:family="text">
      <style:text-properties style:font-name="Times New Roman" fo:font-size="10pt" style:font-name-asian="Times-Roman" style:font-size-asian="10pt" style:font-name-complex="Times-Roman" style:font-size-complex="10pt"/>
    </style:style>
    <style:style style:name="T5" style:family="text">
      <style:text-properties style:font-name="Times New Roman" fo:font-size="12pt" style:font-name-asian="Times-Roman" style:font-size-asian="12pt" style:font-name-complex="Times-Roman" style:font-size-complex="12pt"/>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eliminary numerical studies of the Solar Orbiter RPW antennas</text:p>
      <text:p text:style-name="P4"/>
      <text:p text:style-name="Standard">T.H. Oswald (1), M. Sampl (1), H.O. Rucker (1), W. Macher (1), G. Fischer (1), <text:span text:style-name="T1"><text:s/></text:span><text:span text:style-name="T5">M. Maksimovic (2)</text:span></text:p>
      <text:p text:style-name="Standard"/>
      <text:list xml:id="list1993665524" text:style-name="L1">
        <text:list-item>
          <text:p text:style-name="P5">Space Research Institute, Austrian Academy of Sciences, Graz, Austria</text:p>
        </text:list-item>
        <text:list-item>
          <text:p text:style-name="P5">Obs. De Paris, Meudon, France</text:p>
        </text:list-item>
      </text:list>
      <text:p text:style-name="P1"/>
      <text:p text:style-name="P2"><text:a xlink:type="simple" xlink:href="mailto:thomas.oswald@aeroware.at">thomas.oswald@aeroware.at</text:a></text:p>
      <text:p text:style-name="P2"/>
      <text:p text:style-name="P3">The Solar Orbiter RPW radio experiment includes three scientific cylindrical monopole antennas mounted on booms which extend from the spacecraft body. Numerical studies of the Solar Orbiter RPW antenna properties were performed, using a wiregrid model of a preliminary design of the spacecraft to analyse the characteristics of the antennas to be expected during the mission. Several important features and results of this calibration process are presented, including the effective length vectors, the input impedances, the effect of thermal bending of the antennas, turning of the high gain antennas and a shift of the antenna base 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noppix User</meta:initial-creator>
    <meta:creation-date>2011-01-09T11:57:34</meta:creation-date>
    <meta:generator>OpenOffice.org/3.1$Linux OpenOffice.org_project/310m19$Build-9420</meta:generator>
    <dc:date>2011-01-10T19:50:52</dc:date>
    <dc:creator>Knoppix User</dc:creator>
    <meta:editing-duration>PT01H06M28S</meta:editing-duration>
    <meta:editing-cycles>5</meta:editing-cycles>
    <meta:document-statistic meta:table-count="0" meta:image-count="0" meta:object-count="0" meta:page-count="1" meta:paragraph-count="6" meta:word-count="141" meta:character-count="929"/>
  </office:meta>
</office:document-meta>
</file>